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TER LA GRANJA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244214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UNAIQUE BARCO, JOAQUIN RO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7987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LAMA CARMEN, JAVIER HUMBERT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66415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9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9:03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